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547cm" fo:min-width="5.782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876cm" fo:min-width="5.782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404cm" fo:min-width="5.882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908cm" fo:min-width="3.58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6.134cm" fo:min-width="0.919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7.183cm" fo:min-width="2.316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9.084cm" fo:min-width="9.992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1.386cm" fo:min-width="8.751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388cm" fo:min-width="8.798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339cm" fo:min-width="3.276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339cm" fo:min-width="4.724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6.356cm" fo:min-width="10.148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1.386cm" fo:min-width="5.812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objectwithoutfill">
      <style:graphic-properties draw:marker-end="Arrowheads_20_4" draw:marker-end-width="0.3cm" draw:fill="solid" draw:textarea-vertical-align="middle"/>
    </style:style>
    <style:style style:name="gr15" style:family="graphic" style:parent-style-name="objectwithoutfill">
      <style:graphic-properties draw:marker-end="Arrowheads_20_5" draw:marker-end-width="0.3cm" draw:fill="solid" draw:textarea-vertical-align="middl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147cm" fo:min-width="5.082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1.544cm" fo:min-width="10.422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color="#000000" draw:fill="none" draw:fill-color="#ffffff" fo:min-height="0.113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6" draw:marker-end-width="0.3cm" draw:fill="solid" draw:fill-color="#000000" draw:textarea-vertical-align="middle"/>
    </style:style>
    <style:style style:name="gr20" style:family="graphic" style:parent-style-name="objectwithoutfill">
      <style:graphic-properties svg:stroke-color="#000000" draw:marker-end="Arrowheads_20_7" draw:marker-end-width="0.3cm" draw:fill="solid" draw:fill-color="#000000" draw:textarea-vertical-align="middle"/>
    </style:style>
    <style:style style:name="gr21" style:family="graphic" style:parent-style-name="objectwithoutfill">
      <style:graphic-properties svg:stroke-color="#000000" draw:marker-end="Arrowheads_20_8" draw:marker-end-width="0.3cm" draw:fill="solid" draw:fill-color="#000000" draw:textarea-vertical-align="middle"/>
    </style:style>
    <style:style style:name="gr22" style:family="graphic" style:parent-style-name="objectwithoutfill">
      <style:graphic-properties svg:stroke-color="#000000" draw:marker-end="Arrowheads_20_9" draw:marker-end-width="0.3cm" draw:fill="solid" draw:fill-color="#000000" draw:textarea-vertical-align="middle"/>
    </style:style>
    <style:style style:name="P1" style:family="paragraph">
      <style:paragraph-properties fo:margin-top="0cm" fo:margin-bottom="0cm" fo:line-height="100%" fo:text-align="center" style:writing-mode="lr-tb"/>
      <style:text-properties fo:font-size="12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start"/>
      <style:text-properties fo:font-size="12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227">
          <draw:custom-shape draw:name="Text Box 2" draw:style-name="gr1" draw:text-style-name="P2" xml:id="id1" draw:id="id1" draw:layer="layout" svg:width="6.289cm" svg:height="2.8cm" svg:x="3.911cm" svg:y="6.8cm">
            <draw:glue-point draw:id="4" svg:x="5cm" svg:y="-3.571cm"/>
            <draw:glue-point draw:id="5" svg:x="5cm" svg:y="-2.142cm"/>
            <text:p text:style-name="P1"><text:span text:style-name="T1">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2" draw:text-style-name="P2" draw:layer="layout" svg:width="6.289cm" svg:height="1.129cm" svg:x="3.9cm" svg:y="5.5cm">
            <text:p text:style-name="P1"><text:span text:style-name="T1">Basic_comma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2" draw:style-name="gr3" draw:text-style-name="P2" draw:layer="layout" svg:width="6.389cm" svg:height="1.657cm" svg:x="3.856cm" svg:y="2.239cm">
            <text:p text:style-name="P1"><text:span text:style-name="T1">Tes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3" draw:style-name="gr4" draw:text-style-name="P2" draw:layer="layout" svg:width="4.089cm" svg:height="1.161cm" svg:x="6.105cm" svg:y="4.139cm">
            <text:p text:style-name="P1"><text:span text:style-name="T1">Uti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L-Shape 234" draw:style-name="gr5" draw:text-style-name="P3" draw:layer="layout" svg:width="3.068cm" svg:height="6.387cm" draw:transform="rotate (-1.5707963267949) translate (10.251cm 2.232cm)">
            <text:p/>
            <draw:enhanced-geometry draw:mirror-horizontal="false" draw:mirror-vertical="false" svg:viewBox="0 0 0 0" draw:text-areas="0 ?f11 ?f12 ?f15" draw:type="ooxml-corner" draw:modifiers="56125 46523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Text Box 2" draw:style-name="gr6" draw:text-style-name="P2" draw:layer="layout" svg:width="2.823cm" svg:height="7.436cm" svg:x="0.903cm" svg:y="2.206cm">
            <text:p text:style-name="P1"><text:span text:style-name="T1">Init and test loa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236" draw:style-name="gr7" draw:text-style-name="P3" draw:layer="layout" svg:width="11.032cm" svg:height="9.87cm" svg:x="0.056cm" svg:y="0.433cm">
            <text:p/>
            <draw:enhanced-geometry draw:mirror-horizontal="false" draw:mirror-vertical="false" svg:viewBox="0 0 0 0" draw:text-areas="?f5 ?f5 ?f6 ?f7" draw:type="ooxml-roundRect" draw:modifiers="922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2" draw:style-name="gr8" draw:text-style-name="P4" draw:layer="layout" svg:width="9.258cm" svg:height="1.639cm" svg:x="0.903cm" svg:y="0.46cm">
            <text:p text:style-name="P1"><text:span text:style-name="T1">Embedded Device Test Too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9" draw:text-style-name="P2" draw:layer="layout" svg:width="9.305cm" svg:height="1.641cm" svg:x="13.843cm" svg:y="2.093cm">
            <text:p text:style-name="P1"><text:span text:style-name="T1">Zephyr Test 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0" draw:text-style-name="P2" xml:id="id2" draw:id="id2" draw:layer="layout" svg:width="3.783cm" svg:height="2.592cm" svg:x="13.843cm" svg:y="4.106cm">
            <draw:glue-point draw:id="4" svg:x="-5.035cm" svg:y="-1.165cm"/>
            <draw:glue-point draw:id="5" svg:x="-5.035cm" svg:y="1.149cm"/>
            <text:p text:style-name="P1"><text:span text:style-name="T1">EDTT transport dri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1" draw:text-style-name="P2" draw:layer="layout" svg:width="5.231cm" svg:height="2.592cm" svg:x="17.918cm" svg:y="4.106cm">
            <text:p text:style-name="P1"><text:span text:style-name="T1">Zephyr kernel and other driv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243" draw:style-name="gr12" draw:text-style-name="P3" xml:id="id5" draw:id="id5" draw:layer="layout" svg:width="11.032cm" svg:height="6.986cm" svg:x="12.968cm" svg:y="0.4cm">
            <draw:glue-point draw:id="4" svg:x="-0.348cm" svg:y="5.02cm"/>
            <draw:glue-point draw:id="5" svg:x="0.377cm" svg:y="5.02cm"/>
            <text:p/>
            <draw:enhanced-geometry draw:mirror-horizontal="false" draw:mirror-vertical="false" svg:viewBox="0 0 0 0" draw:text-areas="?f5 ?f5 ?f6 ?f7" draw:type="ooxml-roundRect" draw:modifiers="922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2" draw:style-name="gr13" draw:text-style-name="P4" draw:layer="layout" svg:width="6.319cm" svg:height="1.639cm" svg:x="15.325cm" svg:y="0.453cm">
            <text:p text:style-name="P1"><text:span text:style-name="T1">Zephyr DUT #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4" draw:text-style-name="P5" draw:layer="layout" svg:x1="10.199cm" svg:y1="7.201cm" svg:x2="13.843cm" svg:y2="5.101cm" draw:start-shape="id1" draw:start-glue-point="4" draw:end-shape="id2" draw:end-glue-point="4" svg:d="M10199 7201h1822v-2100h1822" svg:viewBox="0 0 3645 2101">
            <text:p/>
          </draw:connector>
          <draw:connector draw:style-name="gr15" draw:text-style-name="P5" draw:layer="layout" draw:line-skew="0.362cm" svg:x1="13.843cm" svg:y1="5.699cm" svg:x2="10.199cm" svg:y2="7.601cm" draw:start-shape="id2" draw:start-glue-point="5" draw:end-shape="id1" draw:end-glue-point="5" svg:d="M13843 5699h-1460v1902h-2184" svg:viewBox="0 0 3645 1903">
            <text:p/>
          </draw:connector>
          <draw:custom-shape draw:name="Text Box 2_0" draw:style-name="gr16" draw:text-style-name="P2" xml:id="id3" draw:id="id3" draw:layer="layout" svg:width="5.589cm" svg:height="1.4cm" svg:x="4.2cm" svg:y="7.9cm">
            <draw:glue-point draw:id="4" svg:x="5.019cm" svg:y="-1.95cm"/>
            <draw:glue-point draw:id="5" svg:x="5.019cm" svg:y="1.706cm"/>
            <text:p text:style-name="P1"><text:span text:style-name="T1">Low level dev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243_0" draw:style-name="gr17" draw:text-style-name="P6" xml:id="id4" draw:id="id4" draw:layer="layout" svg:width="11.032cm" svg:height="1.9cm" svg:x="12.968cm" svg:y="8.5cm">
            <draw:glue-point draw:id="4" svg:x="-5.016cm" svg:y="-1.315cm"/>
            <draw:glue-point draw:id="5" svg:x="-5.016cm" svg:y="1.315cm"/>
            <draw:glue-point draw:id="6" svg:x="-0.348cm" svg:y="-5cm"/>
            <draw:glue-point draw:id="7" svg:x="0.377cm" svg:y="-5cm"/>
            <text:p/>
            <draw:enhanced-geometry draw:mirror-horizontal="false" draw:mirror-vertical="false" svg:viewBox="0 0 0 0" draw:text-areas="?f5 ?f5 ?f6 ?f7" draw:type="ooxml-roundRect" draw:modifiers="922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8" draw:text-style-name="P8" draw:layer="layout" svg:width="10.2cm" svg:height="1.599cm" svg:x="13.3cm" svg:y="9cm">
            <draw:text-box>
              <text:p text:style-name="P7"><text:span text:style-name="T2">BabbleSim</text:span></text:p>
            </draw:text-box>
          </draw:frame>
          <draw:connector draw:style-name="gr19" draw:text-style-name="P9" draw:layer="layout" draw:line-skew="0.324cm" svg:x1="9.789cm" svg:y1="8.327cm" svg:x2="12.968cm" svg:y2="9.201cm" draw:start-shape="id3" draw:start-glue-point="4" draw:end-shape="id4" draw:end-glue-point="4" svg:d="M9789 8327h1911v874h1268" svg:viewBox="0 0 3180 875">
            <text:p/>
          </draw:connector>
          <draw:connector draw:style-name="gr20" draw:text-style-name="P9" draw:layer="layout" svg:x1="12.968cm" svg:y1="9.699cm" svg:x2="9.789cm" svg:y2="8.838cm" draw:start-shape="id4" draw:start-glue-point="5" draw:end-shape="id3" draw:end-glue-point="5" svg:d="M12968 9699h-1592v-861h-1587" svg:viewBox="0 0 3180 862">
            <text:p/>
          </draw:connector>
          <draw:connector draw:style-name="gr21" draw:text-style-name="P9" draw:layer="layout" svg:x1="18.101cm" svg:y1="7.386cm" svg:x2="18.101cm" svg:y2="8.5cm" draw:start-shape="id5" draw:start-glue-point="4" draw:end-shape="id4" draw:end-glue-point="6" svg:d="M18101 7386v1114" svg:viewBox="0 0 1 1115">
            <text:p/>
          </draw:connector>
          <draw:connector draw:style-name="gr22" draw:text-style-name="P9" draw:layer="layout" svg:x1="18.899cm" svg:y1="8.5cm" svg:x2="18.899cm" svg:y2="7.386cm" draw:start-shape="id4" draw:start-glue-point="7" draw:end-shape="id5" draw:end-glue-point="5" svg:d="M18899 8500v-1114" svg:viewBox="0 0 1 1115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762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svg:stroke-color="#000000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7T13:39:39.526000000</meta:creation-date>
    <dc:date>2022-12-07T16:32:13.058814278</dc:date>
    <meta:editing-duration>PT6M22S</meta:editing-duration>
    <meta:editing-cycles>3</meta:editing-cycles>
    <meta:generator>LibreOffice/7.0.4.2$Linux_X86_64 LibreOffice_project/00$Build-2</meta:generator>
    <meta:document-statistic meta:object-count="23"/>
  </office:meta>
</office:document-meta>
</file>